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AF500000A7FE0E7C6409318B819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526cm" svg:height="11.999cm" svg:x="1.254cm" svg:y="0.016cm">
          <draw:image xlink:href="Pictures/1000000000000AF500000A7FE0E7C6409318B819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10-02T16:47:14.669974519</dc:date>
    <meta:editing-duration>PT1M59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